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8"><text:soft-page-break/>Sat 12/24/16 <text:span text:style-name="T1">5.25 miles</text:span></text:p>
      <text:p text:style-name="P8">I warmed up with 1.5 miles at various paces and rested 4 minutes.</text:p>
      <text:p text:style-name="P8">I ran the same 5 K course as yesterday with a total ascent of 433 ft along the course. </text:p>
      <text:p text:style-name="P8">It was 40 degrees and a very few spots with ice. <text:s/>The time was 29:50 or 9:37/mile.</text:p>
      <text:p text:style-name="P8">warmed down with 0.65 mile jog</text:p>
      <text:p text:style-name="P8"/>
      <text:p text:style-name="P8">Sun 12/25/16 <text:span text:style-name="T1">1.6 miles</text:span></text:p>
      <text:p text:style-name="P8">I ran 1.6 miles in about 15 minutes on a level road.</text:p>
      <text:p text:style-name="P8"/>
      <text:p text:style-name="P8">Mon 12/26/16 <text:span text:style-name="T1">10.4 miles</text:span></text:p>
      <text:p text:style-name="P8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8">I repeated the above run. <text:s/>The time was 59:42 or 11:56/mile.</text:p>
      <text:p text:style-name="P8">I warmed down with a 0.4 mile walk.</text:p>
      <text:p text:style-name="P8"/>
      <text:p text:style-name="P8">Tues 12/27/16 <text:s/><text:span text:style-name="T1">6.5 miles</text:span></text:p>
      <text:p text:style-name="P8">I ran 6 miles out and back on a hilly course. <text:s/>The total ascent along the course was 490 ft. <text:s/>It was 34 degrees out and I wore sweats and gloves. <text:s/>Time 54:52 or 9:08/mile. </text:p>
      <text:p text:style-name="P8">I warmed down with a 0.5 mile jog.</text:p>
      <text:p text:style-name="P8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12/29/16 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p text:style-name="P7"/>
      <text:p text:style-name="P7">Fri 12/30/16 <text:s/><text:span text:style-name="T1">1.6 miles</text:span></text:p>
      <text:p text:style-name="P19"><text:span text:style-name="T6">I ran on a snow covered hilly road. <text:s/>0.3 mile warm up and 2 minute rest. </text:span><text:s/></text:p>
      <text:p text:style-name="P19">I ran a mile in 9:59 and then warmed down with 0.3 miles. </text:p>
      <text:p text:style-name="P19"/>
      <text:p text:style-name="P20">36.6 miles in the last week</text:p>
      <text:p text:style-name="P20"><text:soft-page-break/><text:span text:style-name="T2">Sat </text:span><text:span text:style-name="T3">12/31/16 <text:s/></text:span>3.5 miles</text:p>
      <text:p text:style-name="P19">It was cold and I ran on a snowy slippery hilly road.</text:p>
      <text:p text:style-name="P19">I warmed up with a ¼ mile walk and jog. Then I ran 3 miles in 34:54 and warmed down with a ¼ mile walk and jog.</text:p>
      <text:p text:style-name="P19"/>
      <text:p text:style-name="P19">Sun 1/1/17 <text:span text:style-name="T1">7.5 miles</text:span></text:p>
      <text:p text:style-name="P19">I ran 7.25 miles on the Ernst Trail in 1:12:33 or 10:00/mile. The first ¼ mile the trail was covered with packed snow. <text:s/>After that there were just a few small areas that were slippery.</text:p>
      <text:p text:style-name="P19">I warmed down with a ¼ mile walk. </text:p>
      <text:p text:style-name="P20"/>
      <text:p text:style-name="P19">Mon 1/2/17 <text:span text:style-name="T1">5.75 miles</text:span></text:p>
      <text:p text:style-name="P19">I ran with Jim Fitch on the Ernst Trail. <text:s/>We warmed up with a ¼ miles walk,</text:p>
      <text:p text:style-name="P19">ran 4 miles in 45:13 with the last ½ mile in 4:32, and then walked 0.15 miles. </text:p>
      <text:p text:style-name="P19">Then we ran a mile in 10:43 and warmed down with a 0.35 mile walk. <text:s/></text:p>
      <text:p text:style-name="P19">The trail had some slippery spots.</text:p>
      <text:p text:style-name="P19"/>
      <text:p text:style-name="P19">Tues 1/3/17 <text:span text:style-name="T1">3.75 miles</text:span></text:p>
      <text:p text:style-name="P19">On the indoor track I ran a mile with no shoes in 9:48 and rested a few minutes. </text:p>
      <text:p text:style-name="P19">2.25 miles with shoes in 21:37 or 9:36/mile</text:p>
      <text:p text:style-name="P19">walked ½ mile in 8 minutes</text:p>
      <text:p text:style-name="P19"/>
      <text:p text:style-name="P19">Wed 1/4/17 <text:span text:style-name="T1">5.5 miles</text:span></text:p>
      <text:p text:style-name="P19">I ran 2 miles on the indoor track with no shoes. Time: 17:32 or 8:46/mile</text:p>
      <text:p text:style-name="P19">rested 7 minutes</text:p>
      <text:p text:style-name="P19">I walked and ran 3 miles in 32:51 or 10:57/mile. <text:s/>I walked 1/8 mile, ran 1/8 mile and repeated until I reached 3 miles. <text:s/>My walking pace was about 14:00/mile. <text:s/>My running pace was about 8:00/mile. <text:s/>warmed down with ½ mile jog </text:p>
      <text:list xml:id="list4484738595846044175" text:style-name="L1">
        <text:list-item>
          <text:list>
            <text:list-header>
              <text:p text:style-name="P24"/>
            </text:list-header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<text:s/></text:p>
      <text:p text:style-name="P19"/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7-01-04T16:43:19.11</dc:date>
    <dc:creator>James Lombardi</dc:creator>
    <meta:editing-duration>P1DT3H51M37S</meta:editing-duration>
    <meta:editing-cycles>159</meta:editing-cycles>
    <meta:generator>OpenOffice/4.1.2$Win32 OpenOffice.org_project/412m3$Build-9782</meta:generator>
    <meta:document-statistic meta:table-count="0" meta:image-count="0" meta:object-count="0" meta:page-count="14" meta:paragraph-count="441" meta:word-count="4436" meta:character-count="22047"/>
  </office:meta>
</office:document-meta>
</file>